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525cm" fo:margin-left="2.175cm" fo:margin-right="2.298cm" table:align="margins"/>
    </style:style>
    <style:style style:name="表1.A" style:family="table-column">
      <style:table-column-properties style:column-width="4.401cm" style:rel-column-width="23026*"/>
    </style:style>
    <style:style style:name="表1.B" style:family="table-column">
      <style:table-column-properties style:column-width="8.124cm" style:rel-column-width="42509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style:vertical-align="middle" fo:padding="0.097cm" fo:border="0.002cm solid #000000"/>
    </style:style>
    <style:style style:name="表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0.5pt" style:font-name-asian="ＭＳ 明朝1" style:font-size-asian="10.5pt" style:font-size-complex="10.5pt"/>
    </style:style>
    <style:style style:name="P2" style:family="paragraph" style:parent-style-name="Standard">
      <style:paragraph-properties style:line-spacing="0.101cm"/>
      <style:text-properties fo:font-size="10.5pt" style:font-name-asian="ＭＳ 明朝1" style:font-size-asian="10.5pt" style:font-size-complex="10.5pt"/>
    </style:style>
    <style:style style:name="P3" style:family="paragraph" style:parent-style-name="Standard">
      <style:paragraph-properties style:line-spacing="0.101cm" fo:text-align="center" style:justify-single-word="false"/>
      <style:text-properties fo:font-size="10.5pt" style:font-name-asian="ＭＳ 明朝1" style:font-size-asian="10.5pt" style:font-size-complex="10.5pt"/>
    </style:style>
    <style:style style:name="P4" style:family="paragraph" style:parent-style-name="Standard">
      <style:paragraph-properties style:line-spacing="0.101cm" fo:text-align="end" style:justify-single-word="false"/>
      <style:text-properties fo:font-size="10.5pt" style:font-name-asian="ＭＳ 明朝1" style:font-size-asian="10.5pt" style:font-size-complex="10.5pt"/>
    </style:style>
    <style:style style:name="P5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6" style:family="paragraph" style:parent-style-name="Standard">
      <style:paragraph-properties style:line-spacing="0.101cm"/>
      <style:text-properties style:font-name="HG丸ｺﾞｼｯｸM-PRO" fo:font-size="18pt" style:font-name-asian="HG丸ｺﾞｼｯｸM-PRO" style:font-size-asian="18pt" style:font-size-complex="18pt"/>
    </style:style>
    <style:style style:name="P7" style:family="paragraph" style:parent-style-name="Standard">
      <style:paragraph-properties style:line-spacing="0.101cm"/>
      <style:text-properties style:font-name="HG丸ｺﾞｼｯｸM-PRO" fo:font-size="15pt" style:font-name-asian="HG丸ｺﾞｼｯｸM-PRO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language-asian="ja" style:country-asian="JP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font-size-complex="14pt"/>
    </style:style>
    <style:style style:name="P10" style:family="paragraph" style:parent-style-name="Standard">
      <style:paragraph-properties style:line-spacing="0.101cm"/>
      <style:text-properties style:font-name="HGｺﾞｼｯｸE" fo:font-size="11pt" style:font-name-asian="HGｺﾞｼｯｸE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size-complex="10.5pt"/>
    </style:style>
    <style:style style:name="P13" style:family="paragraph" style:parent-style-name="Standard">
      <style:paragraph-properties fo:text-align="end" style:justify-single-word="false" fo:break-before="page"/>
      <style:text-properties fo:font-size="10.5pt" style:font-name-asian="ＭＳ 明朝1" style:font-size-asian="10.5pt" style:font-size-complex="10.5pt"/>
    </style:style>
    <style:style style:name="P14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15" style:family="paragraph">
      <style:paragraph-properties fo:margin-top="0cm" fo:margin-bottom="0cm" fo:line-height="100%" fo:text-align="center"/>
    </style:style>
    <style:style style:name="P16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style:font-name-asian="HG丸ｺﾞｼｯｸM-PRO"/>
    </style:style>
    <style:style style:name="T3" style:family="text">
      <style:text-properties fo:font-size="18pt" style:font-name-asian="HG丸ｺﾞｼｯｸM-PRO" style:font-size-asian="18pt" style:font-size-complex="18pt"/>
    </style: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text:anchor-type="paragraph" draw:z-index="0" draw:style-name="gr1" draw:text-style-name="P16" svg:width="2.386cm" svg:height="1.592cm" draw:transform="rotate (0.5235987755982) translate (12.7582083333333cm 0.146402777777778cm)"><draw:text-box><text:p text:style-name="P15"><text:span text:style-name="T2"/></text:p><text:p text:style-name="P15"><text:span text:style-name="T3">無料</text:span></text:p></draw:text-box></draw:frame><text:tab/>便利で、簡単！誰もが使えるOpenOffice.org</text:p>
      <text:p text:style-name="P6"><text:tab/>　OpenOffice.org講習会(入門編)</text:p>
      <text:p text:style-name="P7"><text:tab/>　　　プレゼンテーションソフト　〜Impress〜</text:p>
      <text:p text:style-name="P2"/>
      <text:p text:style-name="P2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2">　そこで、県内でOpenOffice.orgのサポートサービスをされている株式会社マツケイから講師をお招きして、OpenOffice.orgの使い方をわかりやすく学ぶ講習会を開催しています。</text:p>
      <text:p text:style-name="P2"/>
      <text:p text:style-name="P2">　この講習会は「Writer」「Calc」「Impress」の順に開催しています。今回は、前回大変好評だった、プレゼンテーション<text:span text:style-name="T1">ソフト「Impress」の講習会を行ないます。</text:span></text:p>
      <text:p text:style-name="P2"/>
      <text:p text:style-name="P2">　下記の内容をご覧の上、参加ご希望の方は、別紙(裏面)の申し込み用紙に必要事項を記入して、しまねOSS事務局までFAXしていただくか、または電子メールに直接必要事項を記入して<text:span text:style-name="T1">、しまねOSS協議会事務局宛てにお送りください。</text:span></text:p>
      <text:p text:style-name="P2"/>
      <text:p text:style-name="P2">　みなさまのご参加をお待ちしています。</text:p>
      <text:p text:style-name="P2"/>
      <text:p text:style-name="P3">記</text:p>
      <text:p text:style-name="P2"/>
      <text:p text:style-name="P5">　日　時<text:tab/>１日目　平成２３年　２月１６日（水）　１８：３０〜２０：００</text:p>
      <text:p text:style-name="P5"><text:tab/>２日目　平成２３年　２月２３日（水）　１８：３０〜２０：００</text:p>
      <text:p text:style-name="P5"><text:tab/>※１日目と２日目の両方で一つの内容となっています。</text:p>
      <text:p text:style-name="P5"/>
      <text:p text:style-name="P5">　場　所<text:tab/>松江テルサ別館２階　オープンソースラボ</text:p>
      <text:p text:style-name="P5"/>
      <text:p text:style-name="P5">　内　容<text:tab/>「Impressの概要」</text:p>
      <text:p text:style-name="P5"><text:tab/>基本操作、箇条書き、番号付け、図形描画、オブジェクトの挿入、表の操作、</text:p>
      <text:p text:style-name="P5"><text:tab/>スライドマスター、アニメーション、印刷</text:p>
      <text:p text:style-name="P5"/>
      <text:p text:style-name="P5">　対象者<text:tab/>パソコンの基本操作ができる方</text:p>
      <text:p text:style-name="P5">　　　　　　　（協議会会員以外の方でもご自由に参加いただけます。）</text:p>
      <text:p text:style-name="P5"/>
      <text:p text:style-name="P5">　参加費<text:tab/>無料</text:p>
      <text:p text:style-name="P5"/>
      <text:p text:style-name="P5">　定　員<text:tab/>２０名</text:p>
      <text:p text:style-name="P5"/>
      <text:p text:style-name="P5">　講　師<text:tab/>株式会社マツケイ　伊藤　葉子氏</text:p>
      <text:p text:style-name="P5"/>
      <text:p text:style-name="P5">　主　催<text:tab/>しまねOSS協議会</text:p>
      <text:p text:style-name="P5"/>
      <text:p text:style-name="P5">　その他<text:tab/>（１）ノートパソコンをお持ちの方は当日ご持参ください。お持ちでない方は、お貸し</text:p>
      <text:p text:style-name="P5"><text:tab/>　　　しますので、お申込みの際にご明記ください。</text:p>
      <text:p text:style-name="P5"><text:tab/>（２）この講習はOpenOffice.org3.1以上を対象としてます。ご持参頂くパソコンには</text:p>
      <text:p text:style-name="P5"><text:tab/>　　　あらかじめOpenOffice.org3.1以上をインストールしてください。</text:p>
      <text:p text:style-name="P5"/>
      <text:p text:style-name="P5">　参加申込み先</text:p>
      <text:p text:style-name="P5"><text:tab/>しまねOSS協議会事務局　（株）ネットワーク応用通信研究所内</text:p>
      <text:p text:style-name="P5"><text:tab/>　メール　info@shimane-oss.org</text:p>
      <text:p text:style-name="P5"><text:tab/>　電　話　０８５２−２８−９２９８　ＦＡＸ　０８５２−２８−９３９８</text:p>
      <text:p text:style-name="P5"/>
      <text:p text:style-name="P5">　※　本内容はしまねOSS協議会ホームページでもご覧いただけます。</text:p>
      <text:p text:style-name="P5">　　　http://www.shimane-oss.org/events/2010/12/06/openofficeorg-seminar-20110216/</text:p>
      <text:p text:style-name="P5"/>
      <text:p text:style-name="P4">以上</text:p>
      <text:p text:style-name="P13">[別紙]</text:p>
      <text:p text:style-name="P1">しまねOSS協議会　事務局　行き</text:p>
      <text:p text:style-name="P1"/>
      <text:p text:style-name="P1"/>
      <text:p text:style-name="P9">OpenOffice.org講習会(入門編)</text:p>
      <text:p text:style-name="P9">プレゼンテーションソフト　〜Impress〜</text:p>
      <text:p text:style-name="P9"/>
      <text:p text:style-name="P8">参加申込書</text:p>
      <text:p text:style-name="P8">[開催日：2/16(水),2/23(水)]</text:p>
      <text:p text:style-name="P1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2">お名前</text:p>
          </table:table-cell>
          <table:table-cell table:style-name="表1.B1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お名前(ふりがな)</text:p>
          </table:table-cell>
          <table:table-cell table:style-name="表1.B2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ご連絡先(電話番号)</text:p>
          </table:table-cell>
          <table:table-cell table:style-name="表1.B2" office:value-type="string">
            <text:p text:style-name="P11">　　　　　—　　　　　—　　　　　</text:p>
          </table:table-cell>
        </table:table-row>
        <table:table-row table:style-name="表1.1">
          <table:table-cell table:style-name="表1.A2" office:value-type="string">
            <text:p text:style-name="P12">メールアドレス</text:p>
          </table:table-cell>
          <table:table-cell table:style-name="表1.B2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パソコン貸出</text:p>
          </table:table-cell>
          <table:table-cell table:style-name="表1.B2" office:value-type="string">
            <text:p text:style-name="P12">必要　　・　　不要</text:p>
          </table:table-cell>
        </table:table-row>
      </table:table>
      <text:p text:style-name="P1"/>
      <text:p text:style-name="P1"/>
      <text:p text:style-name="P1">＊　本講習会への申込書に記載された内容は、講習会の開催に関連することにおいてのみ使用し、</text:p>
      <text:p text:style-name="P1">　　それ以外の目的には一切使用致しません。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0T17:29:57</meta:creation-date>
    <dc:title>無題</dc:title>
    <meta:editing-duration>PT04H36M11S</meta:editing-duration>
    <meta:editing-cycles>28</meta:editing-cycles>
    <meta:generator>OpenOffice.org/3.2$Unix OpenOffice.org_project/320m18$Build-9502</meta:generator>
    <dc:date>2010-12-06T10:23:39</dc:date>
    <dc:creator>Toru Kurahashi</dc:creator>
    <meta:document-statistic meta:table-count="1" meta:image-count="0" meta:object-count="0" meta:page-count="2" meta:paragraph-count="48" meta:word-count="510" meta:character-count="1408"/>
    <meta:template xlink:type="simple" xlink:actuate="onRequest" xlink:title="無題" xlink:href="../無題.ott" meta:date="2010-03-20T17:29:56"/>
  </office:meta>
</office:document-meta>
</file>